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_33__20_Dashes_20_3_20_Dots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gr8" style:family="graphic" style:parent-style-name="standard">
      <style:graphic-properties draw:stroke="none" svg:stroke-color="#000000" draw:fill="none" draw:fill-color="#ffffff" fo:min-height="1.9cm"/>
    </style:style>
    <style:style style:name="gr9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64cm" svg:height="0.807cm" svg:x="3.1cm" svg:y="10.7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4.194cm" svg:y="10.7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5.23cm" svg:y="10.7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1cm" svg:height="0.807cm" svg:x="6.266cm" svg:y="10.7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7.301cm" svg:y="10.7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8.337cm" svg:y="10.7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9.372cm" svg:y="10.7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10.464cm" svg:y="10.7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11.558cm" svg:y="10.7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12.625cm" svg:y="10.7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13.736cm" svg:y="10.7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43cm" svg:height="4.597cm" draw:transform="rotate (-1.54618718434178) translate (17.996cm 11.3cm)">
          <text:p text:style-name="P2"/>
          <draw:enhanced-geometry svg:viewBox="0 0 21600 21600" draw:text-areas="0 0 21600 21600" draw:type="circular-arrow" draw:modifiers="163.533648136823 0.431617755116004 8730.52294962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0.862cm" svg:height="0.807cm" svg:x="3.194cm" svg:y="12.2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4.23cm" svg:y="12.2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1cm" svg:height="0.807cm" svg:x="5.266cm" svg:y="12.2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6.301cm" svg:y="12.2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7.337cm" svg:y="12.2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8.372cm" svg:y="12.2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9.464cm" svg:y="12.2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10.558cm" svg:y="12.2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11.625cm" svg:y="12.2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12.736cm" svg:y="12.2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64cm" svg:height="0.807cm" svg:x="13.8cm" svg:y="12.2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3.23cm" svg:y="13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1cm" svg:height="0.807cm" svg:x="4.266cm" svg:y="13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5.301cm" svg:y="13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6.337cm" svg:y="13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7.372cm" svg:y="13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8.464cm" svg:y="13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9.558cm" svg:y="13.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10.625cm" svg:y="13.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11.736cm" svg:y="13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64cm" svg:height="0.807cm" svg:x="12.8cm" svg:y="13.8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13.894cm" svg:y="13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1cm" svg:height="0.807cm" svg:x="3.266cm" svg:y="15.4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4.301cm" svg:y="15.4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5.337cm" svg:y="15.4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6.372cm" svg:y="15.4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7.464cm" svg:y="15.4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8.558cm" svg:y="15.4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9.625cm" svg:y="15.4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10.736cm" svg:y="15.4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64cm" svg:height="0.807cm" svg:x="11.8cm" svg:y="15.4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12.894cm" svg:y="15.4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13.93cm" svg:y="15.4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3.302cm" svg:y="16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4.338cm" svg:y="16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5.373cm" svg:y="16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6.465cm" svg:y="16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7.559cm" svg:y="16.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62cm" svg:height="0.807cm" svg:x="8.626cm" svg:y="16.8cm">
          <text:p text:style-name="P1"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4cm" svg:height="0.807cm" svg:x="9.737cm" svg:y="16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864cm" svg:height="0.807cm" svg:x="10.801cm" svg:y="16.8cm">
          <text:p text:style-name="P1"><text:span text:style-name="T1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62cm" svg:height="0.807cm" svg:x="11.895cm" svg:y="16.8cm">
          <text:p text:style-name="P1"><text:span text:style-name="T1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2cm" svg:height="0.807cm" svg:x="12.931cm" svg:y="16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61cm" svg:height="0.807cm" svg:x="13.966cm" svg:y="16.8cm">
          <text:p text:style-name="P1"><text:span text:style-name="T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143cm" svg:height="4.597cm" draw:transform="rotate (-1.54618718434178) translate (18.003cm 12.843cm)">
          <text:p/>
          <draw:enhanced-geometry svg:viewBox="0 0 21600 21600" draw:text-areas="0 0 21600 21600" draw:type="circular-arrow" draw:modifiers="163.533648136823 0.431617755116004 8730.52294962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1.143cm" svg:height="4.597cm" draw:transform="rotate (-1.54618718434178) translate (18.003cm 14.643cm)">
          <text:p/>
          <draw:enhanced-geometry svg:viewBox="0 0 21600 21600" draw:text-areas="0 0 21600 21600" draw:type="circular-arrow" draw:modifiers="163.533648136823 0.431617755116004 8730.52294962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1.143cm" svg:height="4.597cm" draw:transform="rotate (-1.54618718434178) translate (18.103cm 16.543cm)">
          <text:p/>
          <draw:enhanced-geometry svg:viewBox="0 0 21600 21600" draw:text-areas="0 0 21600 21600" draw:type="circular-arrow" draw:modifiers="163.533648136823 0.431617755116004 8730.52294962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2" draw:layer="layout" svg:x1="5.7cm" svg:y1="11.6cm" svg:x2="5.7cm" svg:y2="12.2cm">
          <text:p/>
        </draw:line>
        <draw:line draw:style-name="gr6" draw:text-style-name="P2" draw:layer="layout" svg:x1="12cm" svg:y1="11.5cm" svg:x2="12cm" svg:y2="12.1cm">
          <text:p/>
        </draw:line>
        <draw:line draw:style-name="gr6" draw:text-style-name="P2" draw:layer="layout" svg:x1="4.6cm" svg:y1="13.1cm" svg:x2="4.6cm" svg:y2="13.7cm">
          <text:p/>
        </draw:line>
        <draw:line draw:style-name="gr6" draw:text-style-name="P2" draw:layer="layout" svg:x1="7.8cm" svg:y1="13.1cm" svg:x2="7.8cm" svg:y2="13.7cm">
          <text:p/>
        </draw:line>
        <draw:line draw:style-name="gr6" draw:text-style-name="P2" draw:layer="layout" svg:x1="10.9cm" svg:y1="13.1cm" svg:x2="10.9cm" svg:y2="13.7cm">
          <text:p/>
        </draw:line>
        <draw:line draw:style-name="gr6" draw:text-style-name="P2" draw:layer="layout" svg:x1="3.6cm" svg:y1="14.7cm" svg:x2="3.6cm" svg:y2="15.3cm">
          <text:p/>
        </draw:line>
        <draw:line draw:style-name="gr6" draw:text-style-name="P2" draw:layer="layout" svg:x1="6.7cm" svg:y1="14.7cm" svg:x2="6.7cm" svg:y2="15.3cm">
          <text:p/>
        </draw:line>
        <draw:line draw:style-name="gr6" draw:text-style-name="P2" draw:layer="layout" svg:x1="9.9cm" svg:y1="14.7cm" svg:x2="9.9cm" svg:y2="15.3cm">
          <text:p/>
        </draw:line>
        <draw:line draw:style-name="gr6" draw:text-style-name="P2" draw:layer="layout" svg:x1="5.7cm" svg:y1="16.2cm" svg:x2="5.7cm" svg:y2="16.8cm">
          <text:p/>
        </draw:line>
        <draw:line draw:style-name="gr6" draw:text-style-name="P2" draw:layer="layout" svg:x1="9cm" svg:y1="16.2cm" svg:x2="9cm" svg:y2="16.8cm">
          <text:p/>
        </draw:line>
        <draw:line draw:style-name="gr6" draw:text-style-name="P2" draw:layer="layout" svg:x1="14.3cm" svg:y1="16.2cm" svg:x2="14.3cm" svg:y2="16.8cm">
          <text:p/>
        </draw:line>
        <draw:frame draw:style-name="gr7" draw:layer="layout" svg:width="3.7cm" svg:height="1.673cm" svg:x="14.8cm" svg:y="8.9cm">
          <draw:text-box>
            <text:p>Rotate by 1 alphabet</text:p>
          </draw:text-box>
        </draw:frame>
        <draw:frame draw:style-name="gr8" draw:layer="layout" svg:width="4.5cm" svg:height="2.15cm" svg:x="1.6cm" svg:y="8.5cm">
          <draw:text-box>
            <text:p>Count fraction of collisions</text:p>
          </draw:text-box>
        </draw:frame>
        <draw:frame draw:style-name="gr9" draw:layer="layout" svg:width="2cm" svg:height="1.35cm" svg:x="1.4cm" svg:y="11.4cm">
          <draw:text-box>
            <text:p>2/11</text:p>
          </draw:text-box>
        </draw:frame>
        <draw:frame draw:style-name="gr9" draw:layer="layout" svg:width="2cm" svg:height="1.35cm" svg:x="1.4cm" svg:y="12.9cm">
          <draw:text-box>
            <text:p>3/11</text:p>
          </draw:text-box>
        </draw:frame>
        <draw:frame draw:style-name="gr9" draw:layer="layout" svg:width="2cm" svg:height="1.35cm" svg:x="1.4cm" svg:y="14.5cm">
          <draw:text-box>
            <text:p>3/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23:21:36.997386301</meta:creation-date>
    <dc:date>2016-08-01T07:18:33.312996966</dc:date>
    <meta:editing-duration>PT7H40M6S</meta:editing-duration>
    <meta:editing-cycles>1</meta:editing-cycles>
    <meta:document-statistic meta:object-count="75"/>
    <meta:generator>LibreOffice/4.2.7.2$Linux_X86_64 LibreOffice_project/420m0$Build-2</meta:generator>
  </office:meta>
</office:document-meta>
</file>